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7.427cm"/>
    </style:style>
    <style:style style:name="co4" style:family="table-column">
      <style:table-column-properties fo:break-before="auto" style:column-width="4.9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style:direction="ltr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Вопрос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Расскажи чего-нибуд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Расскажи что нибуд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кажи чего-нибуд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 вот и я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Алоха (гавайское привет и пока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Бонжур (французское приве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Бонжур (французское привет)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ас также приветствую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ау, все комплименты мира для тебя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ечер в радость, часик в радость, чифирь в сладост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ечер в хату арестанты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ечер превращается из томного в интересны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озвращаясь к нашему разговору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от ты и попался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от это подарок, встретить тебя! Как расслабиться на выходных? Как расслабиться на выходных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от это подарок! Какая встреча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от я тебя и выследил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ы еще не спите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ыше нос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оды идут, а ты не меняешься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оп-стоп, мы подошли из-за угл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утен так! (немецкое приветствие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а, ладно, какие люди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авно не виделись, что я забыл черты твоего лиц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ай-ка я тебя расцелую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оброго времени суто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оброго ут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оброе утр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оброе утро, Вьетнам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обрый день/утро/ноч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ратут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ружище, как сам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ружище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умал, что мы только на том свете свидимс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Заждались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Здоров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Здорово, братва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Здравия желаю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Здравствуйте, товарищ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Здрямс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И тебе добрый, бродяг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Йо! Ватсап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дела, старик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дела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дела? Лови краба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здорово, что мы встретилис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и обещал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настроение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поживаешь, цыпленок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поживаешь?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сложно быть самим собой, но нет ничего лучше Как сложно быть самим собой, но нет ничего лучш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спалось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я и обещал, привет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ая встреча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ая нечистая тебя притащила? Какая нечистая тебя притащила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ие люди и без охраны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ие люди нарисовалис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ие новости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ие планы на вечер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ого черта ты здесь? (шутя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ого я вижу и не могу поверит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уда спешишь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Лайк, тебе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Лови бусечку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ир вашему дому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не кажется или мы уже виделись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не кажется или я где-то вас видел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не кажется или я реально тебя вижу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не нравится, твое лиц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е почтение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и седины, кого я вижу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ы знакомы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ы так давно не виделись, что я забыл, как ты выглядиш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адеюсь, у вас все хорошо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аша компания рада вас видет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е верю своим глазам! Ты ли это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е пыли, пехота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есказанно рад тебя видет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ичего, себе! А ты не изменился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у, что? По кофейку или по пивасику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го, да это просто праздника какой-то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днако, здравствуйте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личная погода, неправда ли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личная погода, чтобы увидеться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личное выглядиш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личный день, красотка/красавчик! Отличный день, красотка/красавчик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чень приятно, Цар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озвольте мне представитьс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очему мы раньше не встретились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очему так долго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екрасно выглядиш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 вашему дому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100 лет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бро/чика! Дай пят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грешник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детка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медвед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свет моих оче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собутыльник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солнце! Ты делаешь мой день ярче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солнышко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ты, как всегда, к обеду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честной братве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чувак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! Вы знаете, кто это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ик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ствую вас, земляне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ствую от всего сердца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усики, снимайте трусик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ятно увидеть Ва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ятно увидеть вас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ятной встреч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осто здравствуй, просто как дел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уть будет благословен твой день и дорога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Рад видеть, Ваше величество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алют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егодня будет точно хороший день! Сегодня будет точно хороший ден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ердечно приветствую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колько лет, сколько зим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лава КПСС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лучайно мы не знакомы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мотри, кто это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оскучились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ря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ы ангел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ы где пропадал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ы даже не представляешь, как я рад тебя видет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ы единственный человек, которого я рад видет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ы как часы, всегда воврем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ы ли это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ы прямо как ложка к обеду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ы прямо как приведение, появился! Привет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У вас будет пару минут на общение со мной? У вас будет пару минут на общение со мной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У меня есть борода и ты скажешь мне: «Да»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Уже откинулся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Улыбнись жизн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Ха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Хаюш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Хеллоу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Хеллоу (английское привет)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Хелоу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Хола! (испанское приве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Черт бы меня побрал, кого я вижу! Черт бы меня побрал, кого я вижу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Шалом (израильское приве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Это снова я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Этот город недостаточно велик для нас двоих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Я в шоке, но приятном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Я думал, что сказал тебе убираться из города!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Я на 5 минут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Я пришел с миром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Я просто ослеплен нашей встречей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Я так и знал, что рано или поздно встретимс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Я уже не надеялся, что мы встретимся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авай бухне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Давай выпьем с тобо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Забухать не хочеш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Как дела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Как жизнь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Как поживаеш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как сам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как ты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Что такое ром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Что из себя представляет ром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Что скажешь о роме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Где делают ром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Где производят ром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Чем отличается светлый и тёмный ром?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Отличие светлого и темного рома?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Различные виды рома по цвету?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ветлый ром или темный?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Золотистый ром?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Имбирный ром чем отличается от темного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Отличие светлого рома от золотистого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отличие золотистого рома от темного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Что такое ром корабельной крепости?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104839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Ответ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24 часа в сутках, 24 бутылки пива в ящике. Совпадение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лкоголь может быть злейшим врагом человека, но Библия говорит: возлюби врага своег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рмен — это всего лишь аптекарь с ограниченным ассортиментом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Будьте заняты, много двигайтесь и не пейте слишком много. С другой стороны, не пейте слишком мал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утылка вина содержит больше философии, чем все книги в мир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 алкоголе можно заспиртовать практически все, кроме здоровья, счастья и дене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 вине есть мудрость, в пиве — свобода, в воде — бактери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 вине есть мудрость, в пиве — свобода, в воде — бактерии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В жизни каждой женщины наступает момент, когда единственное, что помогает, — это бокал шампанског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ино — самый здоровый и самый гигиеничный из напитков 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Вино запрещено, но есть четыре „но“: смотря кто, с кем, когда и в меру ль пьет вино. При соблюдении сих четырех условий всем здравомыслящим вино разрешен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иски — <text:s/>это жидкий солнечный све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гда делай трезвым то, что обещал сделать пьяным. Это научит тебя держать рот на замк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гда делай трезвым то, что обещал сделать пьяным. Это научит тебя держать рот на замк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пьем за алкоголь, причину и решение всех жизненных пробле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пьем за алкоголь, розовые очки жизни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Главный плюс алкоголя — под его воздействием человек не в состоянии держать маску. Начинает говорить душ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Ее муж был слишком пьян, чтобы понять, что он слишком пьян, чтобы сесть за рул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Есть два типа людей, которым я не доверяю: люди, которые не пьют, и люди, которые собирают наклейк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ногда слишком много выпитого едва хватае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аждый должен во что-то верить. Я верю, что мне стоит заказать еще пив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гда я прочитал о вреде пьянства, я бросил чита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нфеты — это хорошо, но ликер действует быстре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Лучше живот лопнет, чем хороший ликер пропаде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Любовь заставляет мир вращаться? Ничуть. Виски заставляет его вращаться в два раза быстрее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Мне жаль людей, которые не пьют. Когда они просыпаются, они чувствуют себя так же хорошо, как и весь оставшийся ден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Не думаю, что я когда-либо пил шампанское перед завтраком. С завтраком — несколько раз, но никогда — раньш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е могу жить без шампанского. После победы я его заслуживаю, а после поражения в нем нуждаюсь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Никакие наркотики, даже алкоголь, не вызывают фундаментальных болезней общества. Если мы ищем источник наших проблем, мы не должны проверять людей на наркотики, мы должны проверять их на глупость, невежество, жадность и любовь к власт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когда не плачь из-за пролитого молока. Это могло быть виски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О, ты ненавидишь свою работу? Почему ты сразу не сказал? Для тебя есть группа поддержки. Она называется «все», и они встречаются в бар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дин Мартини — хорошо, два — слишком много, три — недостаточн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Одна из причин, по которой я не пью, заключается в том, что я хочу точно знать, когда я хорошо провожу время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Отсутствие вдохновения у писателей — это причудливый термин, придуманный нытиками, чтобы у них был повод выпи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ейте, потому что вы счастливы, и никогда — потому что вы несчаст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иво — это доказательство того, что Бог любит нас и хочет, чтобы мы были счастлив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лохого виски не бывает. Есть только некоторые сорта виски, которые не так хороши, как другие»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Приносите кувшин пива каждые семь минут, пока кто-то не потеряет сознание, а затем приносите его каждые 10 минут..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Разумеется, не все знаменитые люди восхваляли алкоголь. Некоторые остроумно объясняли, почему они от него воздерживаются, другие — напоминали о вреде его злоупотребления. Ты же всегда помнишь о мере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амое трудное в работе бармена — выяснить, кто пьян, а кто просто глу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Человек — дурак, если он пьет до достижения 50-летнего возраста, и дурак, если он НЕ пьет после этог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Я завидую людям, которые пьют — по крайней мере, они знают, на что все свалит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Я люблю пиво. Иногда я его пью, чтобы отпраздновать такое важное событие, как падение коммунизма или тот факт, что холодильник все еще работае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Я не собираюсь умирать трезвым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Я очень пьян и намерен напиться еще больше, прежде чем закончится этот вече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Я пью вино пока готовлю, а иногда и добавляю его в ед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Я пью, когда у меня есть повод... и иногда, когда у меня нет повод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Я пью, чтобы сделать других людей более интересным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Я сижу на виски-диете. Я уже потерял три дн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Я слишком много пью. В последний раз, когда я сдавал анализ мочи, в нем была олив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 вот и я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Алоха (гавайское привет и пока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Бонжур (французское приве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Бонжур (французское привет)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ас также приветствую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ау, все комплименты мира для тебя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ечер в радость, часик в радость, чифирь в сладост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ечер в хату арестанты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ечер превращается из томного в интересны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озвращаясь к нашему разговору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от ты и попался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от это подарок, встретить тебя! Как расслабиться на выходных? Как расслабиться на выходных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от это подарок! Какая встреча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от я тебя и выследил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ы еще не спите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ыше нос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оды идут, а ты не меняешься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оп-стоп, мы подошли из-за угл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утен так! (немецкое приветствие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а, ладно, какие люди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авно не виделись, что я забыл черты твоего лиц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ай-ка я тебя расцелую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оброго времени суто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оброго ут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оброе утр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оброе утро, Вьетнам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обрый день/утро/ноч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ратут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ружище, как сам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ружище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умал, что мы только на том свете свидимс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Заждались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Здорово, братва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Здравия желаю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Здравствуйте, товарищ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Здрямс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И тебе добрый, бродяг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И тебе не хворать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Йо! Ватсап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дела, старик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дела? Лови краба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здорово, что мы встретилис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и обещал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настроение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поживаешь, цыпленок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поживаешь?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Как сложно быть самим собой, но нет ничего лучше Как сложно быть самим собой, но нет ничего лучш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спалось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 я и обещал, привет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ая встреча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ая нечистая тебя притащила? Какая нечистая тебя притащила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ие люди и без охраны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ие люди нарисовалис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ие новости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ие планы на вечер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кого черта ты здесь? (шутя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ого я вижу и не могу поверит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уда спешишь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Лайк, тебе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Лови бусечку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ир вашему дому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не кажется или мы уже виделись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не кажется или я где-то вас видел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не кажется или я реально тебя вижу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не нравится, твое лиц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е почтение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и седины, кого я вижу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ы знакомы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ы так давно не виделись, что я забыл, как ты выглядиш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адеюсь, у вас все хорошо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аша компания рада вас видеть!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Не верю своим глазам! Ты ли это? Прикольные и смешные приветствия для друзей, девушки, парня, знакомых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е пыли, пехота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есказанно рад тебя видет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ичего, себе! А ты не изменился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у, что? По кофейку или по пивасику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го, да это просто праздника какой-то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днако, здравствуйте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личная погода, неправда ли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личная погода, чтобы увидеться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личное выглядиш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личный день, красотка/красавчик! Отличный день, красотка/красавчик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чень приятно, Цар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озвольте мне представитьс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очему мы раньше не встретились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очему так долго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екрасно выглядиш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 вашему дому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100 лет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бро/чика! Дай пят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грешник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детка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медвед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приве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свет моих оче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собутыльник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солнце! Ты делаешь мой день ярче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солнышко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ты, как всегда, к обеду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честной братве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, чувак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! Вы знаете, кто это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ик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ствую вас, земляне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ствую от всего сердца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ветусики, снимайте трусик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ятно увидеть Ва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ятно увидеть вас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иятной встреч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осто здравствуй, просто как дел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уть будет благословен твой день и дорога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Рад видеть, Ваше величество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алют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егодня будет точно хороший день! Сегодня будет точно хороший ден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ердечно приветствую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колько лет, сколько зим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лава КПСС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лучайно мы не знакомы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мотри, кто это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оскучились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ря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ы ангел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ы где пропадал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ы даже не представляешь, как я рад тебя видеть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ы единственный человек, которого я рад видет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ы как часы, всегда воврем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ы ли это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ы прямо как ложка к обеду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ы прямо как приведение, появился! Привет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У вас будет пару минут на общение со мной? У вас будет пару минут на общение со мной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У меня есть борода и ты скажешь мне: «Да»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Уже откинулся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Улыбнись жизни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Хеллоу (английское привет)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Хола! (испанское приве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Черт бы меня побрал, кого я вижу! Черт бы меня побрал, кого я вижу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Шалом (израильское приве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Это снова я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Этот город недостаточно велик для нас двоих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Я в шоке, но приятном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Я думал, что сказал тебе убираться из города!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Я на 5 минут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Я пришел с миром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Я просто ослеплен нашей встречей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Я так и знал, что рано или поздно встретимс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Я уже не надеялся, что мы встретимся!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Беру от жизни все, что можно и капельку, чего нельзя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Был (-а) в порядке, пока ты не спросил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Вооружен и готов ко всему!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Враги атакуют, но сдаваться нельзя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Врач сказал, что я буду жит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Все идет по плану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Всегда есть возможности для улучшения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Голоса в моей голове говорят мне НИЧЕГО не говорить (шепотом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Доволен (-ьна), как слон после купания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Если бы мне было лучше, меня принимали бы витамины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Если бы мне было лучше, это было бы уже грехом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Если бы у меня был хвост, я бы им уже вилял (-а)!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Если коротко: моим родителям не стыдно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Если расскажу, то придется ликвидировать, как ненужного свидетеля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Есть много мнений по этому поводу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Еще могу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Жаль, что медведь на ухо наступил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Жду, когда уйдут мои проблемы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Жена/Муж говорит, что у меня все хорошо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Занимаюсь своими делами!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Как оригинально ответит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Как отсыревшая соль… не высыпаюс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Как раз сегодня сдал кровь, чтобы проверить это. Я дам знать, как только получу результа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Краси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Лечусь от свинного гриппа/COVI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Лучше, чем минуту назад, потому что ты здес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Лучше, чем могу быт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не так хорошо, что приходится садиться себе на руки, чтобы не хлопать в ладоши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ой психиатр посоветовал мне не обсуждать это с другими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На вершине мир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На шаг впереди тех, кто не дыши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Не могу жаловаться! Это противоречит политике нашей компании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Не могу жаловаться… Я пробовал, но никто не слушае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Никаких обоснованных жалоб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Нууу, у меня сыпь на левой ягодице. Продолжить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Они сказали мне, что ты спросишь меня об этом (шепотом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Определенно хорош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Оставлю этот ответ твоему воображению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Отличная попыт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о нечетным — умен, по четным — краси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о сравнению с кем именно? 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отрясающе, но я справлюс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оцелуй меня и мне сразу станет лучш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ишлось отложить!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одумываю путь к отступлению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оехали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ытаюсь изменить настройки моей базовой конфигурации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ытаюсь побыть в одиночестве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Самый лучший подарок – это жизнь: как научиться наслаждаться жизнью и моментом Самый лучший подарок – это жизнь: как научиться наслаждаться жизнью и моментом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егодня утром я собирался захватить мир, но проспал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ледующий вопрос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мотрю на траву сверху… у меня определенно хороший ден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Так же, как и в прошлый раз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Танцую под ритм жизни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Тебе короткую или длинную версию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Тссс! Я не могу сказать тебе это при свидетелях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Ты можешь задать более простой вопрос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Ты можешь задать вопрос получше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У меня все хорошо… или это говорят мои антидепрессанты?!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У меня есть пульс, значит, со мной все в порядк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У тебя точно есть свободное время?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Уже миллионер и все время вру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Хороший вопрос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Хочу попросить у тебя дене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Черт возьми, ты меня видишь?!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Что бесит в фильмах? Что раздражает людей в фильмах? Что бесит в фильмах? Что раздражает людей в фильмах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Что ж, я еще не выпил кофе и никто не пострадал, поэтому на данный момент — неплохо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Чтобы ответить на этот вопрос, мне нужно вернуться примерно на 10 лет назад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Я надеюсь, ты тоже на высот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Я не могу жаловаться… но иногда все же жалуюс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Я полностью готов (-а) к концу свет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Я слышал (-а), что у меня все хорошо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Я такой, каким должен быть в этот момент во всех вселенных мультивселенно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Я чересчур ленив (-а), отвечать на такие вопросЫ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Отличный вопрос, потому что это один из наименее классифицированных видов алкоголя в мире.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Выпуск рома не ограничен кучей правил, нарушив хоть одно из которых ром не будет считаться ромом.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Ром определяют как «дистиллированный напиток, получаемый из побочных продуктов переработки сахарного тростника»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Существует два основных вида рома: традиционный (промышленный), сельскохозяйственный (rhum agricole)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Традиционный ром делают, преимущественно, из чёрной патоки, а rhum agricole – из тростникового сока.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У рома из сока, в целом, более простой вкусовой и ароматический букет, чем у традиционного, в котором больше фруктовых и карамельных ноток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Подавляющее большинство видов рома, которые можно купить в магазине, подпадают под категорию «традиционных»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Ром производят везде, где растёт сахарный тростник, и там, куда его можно привезти в больших количествах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В основном, страны Латинской Америки и Карибского бассейна.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На французском острове Мартиника есть даже собственное «защищённое наименование места происхождения» рома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Ром из тростникового сока делают на Гаити и на Гваделупе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Ром делают на перегоночных заводах на острове Тринидад, в Панаме и Доминиканской республике. 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Традиционный ром производят на всех основах Карибского бассейна (а также в любой другой стране за его пределами).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Из-за того, что не существует чётких правил производства рома, его очень сложно классифицировать. Обычно его различают по цвету – от светлого до чёрного. 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Такая градация не лишена недостатков, поскольку ром даже одного цвета сильно отличается по вкусовому и ароматическому букету, выдержке, фильтрации и так далее.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Все виды рома начинают свой путь чистыми и бесцветными. Такими они могут попадать на рынок, если они невыдержанные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Выдержанные в резервуарах из нержавеющей стали или фильтрованные после выдержки в дубовых бочках.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Вкус светлого рома очень сильно различается, но обычно светлые сорта более сладкие и имеют менее яркий вкус.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Золотистый или имбирный цвет рому придаёт выдержка в дубовых бочках или добавление карамельного красителя.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Золотистый ром <text:s/>целом, он среднетельный, и обладает более ярким, чем у светлых сортов, вкусом.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Тёмный ром может иметь оттенки от коричневого до красного и даже чёрного. 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Тёмный ром выдерживают в обожжённых бочках и зачастую добавляют в него красители и ароматизаторы наподобие карамельной массы или чёрной патоки.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Это ром крепостью не менее 57% и за ним стоит очень интересная история.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Ккогда военный флот Великобритании беспрепятственно бороздил океаны, морякам давали ежедневную порцию рома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Чтобы бочонки, размещаемые на борту, не испортили порох при протечке, крепость этого рома должна была быть не меньше 57%.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104827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Типы" table:style-name="ta1"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«Расскажи чего-нибудь»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риветствие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редложение выпить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«Как дела»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Что есть Ром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Где делают Ром?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Чем отличается светлый и тёмный ром?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Что такое ром корабельной крепости?</text:p>
          </table:table-cell>
        </table:table-row>
      </table:table>
      <table:named-expressions/>
      <table:database-ranges>
        <table:database-range table:name="__Anonymous_Sheet_DB__0" table:target-range-address="Вопрос.A1:Вопрос.B162" table:contains-header="fals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Ответ.A1:Ответ.B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9:05:54.442498351</meta:creation-date>
    <dc:date>2023-01-08T01:41:45.593385550</dc:date>
    <meta:editing-duration>PT14H16M15S</meta:editing-duration>
    <meta:editing-cycles>9</meta:editing-cycles>
    <meta:generator>LibreOffice/7.3.7.2$Linux_X86_64 LibreOffice_project/30$Build-2</meta:generator>
    <meta:document-statistic meta:table-count="3" meta:cell-count="960" meta:object-count="0"/>
  </office:meta>
</office:document-meta>
</file>